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paragraph-properties fo:text-align="justify" style:justify-single-word="false"/>
      <style:text-properties officeooo:rsid="016bbbb2" officeooo:paragraph-rsid="0160f603"/>
    </style:style>
    <style:style style:name="P3" style:family="paragraph" style:parent-style-name="Standard">
      <style:paragraph-properties fo:text-align="justify" style:justify-single-word="false"/>
      <style:text-properties officeooo:rsid="016d3d79" officeooo:paragraph-rsid="016d3d79"/>
    </style:style>
    <style:style style:name="P4" style:family="paragraph" style:parent-style-name="Standard">
      <style:paragraph-properties fo:text-align="justify" style:justify-single-word="false"/>
      <style:text-properties officeooo:rsid="016eb6cf" officeooo:paragraph-rsid="016eb6cf"/>
    </style:style>
    <style:style style:name="P5" style:family="paragraph" style:parent-style-name="Standard">
      <style:paragraph-properties fo:text-align="justify" style:justify-single-word="false"/>
      <style:text-properties officeooo:rsid="016f85c2" officeooo:paragraph-rsid="016f85c2"/>
    </style:style>
    <style:style style:name="P6" style:family="paragraph" style:parent-style-name="Standard">
      <style:paragraph-properties fo:text-align="justify" style:justify-single-word="false"/>
      <style:text-properties officeooo:rsid="0170efd4" officeooo:paragraph-rsid="0170efd4"/>
    </style:style>
    <style:style style:name="P7" style:family="paragraph" style:parent-style-name="Standard">
      <style:paragraph-properties fo:text-align="justify" style:justify-single-word="false"/>
      <style:text-properties officeooo:rsid="01718965" officeooo:paragraph-rsid="01718965"/>
    </style:style>
    <style:style style:name="P8" style:family="paragraph" style:parent-style-name="Standard">
      <style:paragraph-properties fo:text-align="justify" style:justify-single-word="false"/>
      <style:text-properties officeooo:rsid="017317ba" officeooo:paragraph-rsid="017317ba"/>
    </style:style>
    <style:style style:name="P9" style:family="paragraph" style:parent-style-name="Heading_20_3">
      <style:paragraph-properties fo:text-align="start" style:justify-single-word="false" style:writing-mode="lr-tb"/>
    </style:style>
    <style:style style:name="P10" style:family="paragraph" style:parent-style-name="Standard">
      <style:paragraph-properties fo:text-align="justify" style:justify-single-word="false"/>
      <style:text-properties officeooo:rsid="0170efd4" officeooo:paragraph-rsid="0170efd4"/>
    </style:style>
    <style:style style:name="P11" style:family="paragraph" style:parent-style-name="Standard">
      <style:paragraph-properties fo:text-align="justify" style:justify-single-word="false"/>
      <style:text-properties officeooo:rsid="017317ba" officeooo:paragraph-rsid="017317ba"/>
    </style:style>
    <style:style style:name="T1" style:family="text">
      <style:text-properties fo:color="#808000"/>
    </style:style>
    <style:style style:name="T2" style:family="text">
      <style:text-properties fo:color="#c0c0c0"/>
    </style:style>
    <style:style style:name="T3" style:family="text">
      <style:text-properties fo:color="#800080" fo:font-weight="bold"/>
    </style:style>
    <style:style style:name="T4" style:family="text">
      <style:text-properties fo:color="#00677c" fo:font-weight="bold"/>
    </style:style>
    <style:style style:name="T5" style:family="text">
      <style:text-properties fo:color="#008000"/>
    </style:style>
    <style:style style:name="T6" style:family="text">
      <style:text-properties fo:color="#800000"/>
    </style:style>
    <style:style style:name="T7" style:family="text">
      <style:text-properties fo:color="#092e64"/>
    </style:style>
    <style:style style:name="T8" style:family="text">
      <style:text-properties officeooo:rsid="016eb6cf"/>
    </style:style>
    <style:style style:name="T9" style:family="text">
      <style:text-properties officeooo:rsid="017317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Item 22: Declare data members private</text:h>
      <text:p text:style-name="P3">خب، قصد ما از این آیتم این است که نشان بدهیم چرا نباید اعضا‌ی داده‌ای به صورت public باشند. در ادامه خواهیم دید که همه‌ی مباحثی که در مورد اعضا داده‌ای public وجود دارد روی protected ها هم به همین نحو است. این منجر به این استنباط خواهد شد که اعضا داده‌ای باید به صورت private باشند. و در این نقطه آیتم تمام خواهد شد.</text:p>
      <text:p text:style-name="P3">خب، اعضاء داده‌ای public چرا نباید استفاده شود؟ </text:p>
      <text:p text:style-name="P3">بیایید با syntactic consistency شروع کنیم(همچنین آیتم ۱۸ را ببینید). اگر اعضاء داده‌ای public نباشند، <text:span text:style-name="T8">تنها راه برای دسترسی به اعضا داده‌ای از طریق توابع عضو می‌باشد. اگر همه‌چیز در قسمت public به صورت تابع باشد، کاربران نیازی به یادآوری این موضوع ندارند که کی باید از پرانتز باید برای دسترسی به عضو کلاس استفاده کنند. وقتی همه چیز تابع باشد، خب برای آن‌ها ساده‌تر خواهد بود. </text:span></text:p>
      <text:p text:style-name="P4">خب شاید شما syntactic consistency رو دلیل مناسبی برای انجام این کار ندانید. این چطور است که با استفاده از توابع شما یک کنترل خیلی دقیق‌تر روی دسترسی داده‌ها دارید؟ اگر یک عضو را به صورت public تعریف کنید، هر کسی دسترسی read-write روی آن خواهد داشت، ولی اگر از توابع برای گرفتن مقدار و نشاندن مقدار استفاده کنید، می‌توانید چنین دسترسی‌ای را ندهید، تنها دسترسی خواندن بدهید و یا تنها دسترسی نوشتن بدهید. در یک مثال در این مورد را زده‌ایم:</text:p>
      <text:p text:style-name="codesection"><text:span text:style-name="T1">class</text:span><text:span text:style-name="T2"> </text:span><text:span text:style-name="T3">AccessLevels</text:span>{</text:p>
      <text:p text:style-name="codesection"><text:span text:style-name="T1">public</text:span>:</text:p>
      <text:p text:style-name="codesection"><text:span text:style-name="T2"><text:s text:c="4"/></text:span><text:span text:style-name="T1">int</text:span><text:span text:style-name="T2"> <text:s text:c="3"/></text:span><text:span text:style-name="T4">getReadOnly</text:span>()<text:span text:style-name="T2"> </text:span><text:span text:style-name="T1">const</text:span><text:span text:style-name="T2"> <text:s text:c="9"/></text:span>{<text:span text:style-name="T1">return</text:span><text:span text:style-name="T2"> </text:span><text:span text:style-name="T6">readOnly</text:span>;}</text:p>
      <text:p text:style-name="codesection"><text:span text:style-name="T2"><text:s text:c="4"/></text:span><text:span text:style-name="T1">void</text:span><text:span text:style-name="T2"> </text:span><text:span text:style-name="T4">setReadWrite</text:span>(<text:span text:style-name="T1">int</text:span><text:span text:style-name="T2"> </text:span><text:span text:style-name="T7">value</text:span>)<text:span text:style-name="T2"> <text:s text:c="5"/></text:span>{<text:span text:style-name="T6">readWrite</text:span>=<text:span text:style-name="T7">value</text:span>;}</text:p>
      <text:p text:style-name="codesection"><text:span text:style-name="T2"><text:s text:c="4"/></text:span><text:span text:style-name="T1">int</text:span><text:span text:style-name="T2"> <text:s text:c="3"/></text:span><text:span text:style-name="T4">getReadWrite</text:span>()<text:span text:style-name="T2"> </text:span><text:span text:style-name="T1">const</text:span><text:span text:style-name="T2"> <text:s text:c="8"/></text:span>{<text:span text:style-name="T1">return</text:span><text:span text:style-name="T2"> </text:span><text:span text:style-name="T6">readWrite</text:span>};</text:p>
      <text:p text:style-name="codesection"><text:span text:style-name="T2"><text:s text:c="4"/></text:span><text:span text:style-name="T1">void</text:span><text:span text:style-name="T2"> </text:span><text:span text:style-name="T4">setWriteOnly</text:span>(<text:span text:style-name="T1">int</text:span><text:span text:style-name="T2"> </text:span><text:span text:style-name="T7">value</text:span>)<text:span text:style-name="T2"> <text:s text:c="6"/></text:span>{<text:span text:style-name="T6">writeOnly</text:span>=<text:span text:style-name="T7">value</text:span>;}</text:p>
      <text:p text:style-name="codesection"><text:s text:c="4"/></text:p>
      <text:p text:style-name="codesection"><text:span text:style-name="T1">private</text:span>:</text:p>
      <text:p text:style-name="codesection"><text:span text:style-name="T2"><text:s text:c="4"/></text:span><text:span text:style-name="T1">int</text:span><text:span text:style-name="T2"> </text:span><text:span text:style-name="T6">noAccess</text:span>;<text:span text:style-name="T2"> <text:s text:c="2"/></text:span><text:span text:style-name="T5">//no</text:span><text:span text:style-name="T2"> </text:span><text:span text:style-name="T5">access</text:span><text:span text:style-name="T2"> </text:span><text:span text:style-name="T5">to</text:span><text:span text:style-name="T2"> </text:span><text:span text:style-name="T5">this</text:span><text:span text:style-name="T2"> </text:span><text:span text:style-name="T5">int</text:span></text:p>
      <text:p text:style-name="codesection"><text:span text:style-name="T2"><text:s text:c="4"/></text:span><text:span text:style-name="T1">int</text:span><text:span text:style-name="T2"> </text:span><text:span text:style-name="T6">readOnly</text:span>;<text:span text:style-name="T2"> <text:s text:c="2"/></text:span><text:span text:style-name="T5">//</text:span><text:span text:style-name="T2"> </text:span><text:span text:style-name="T5">read</text:span><text:span text:style-name="T2"> </text:span><text:span text:style-name="T5">only</text:span><text:span text:style-name="T2"> </text:span><text:span text:style-name="T5">access</text:span></text:p>
      <text:p text:style-name="codesection"><text:span text:style-name="T2"><text:s text:c="4"/></text:span><text:span text:style-name="T1">int</text:span><text:span text:style-name="T2"> </text:span><text:span text:style-name="T6">readWrite</text:span>;</text:p>
      <text:p text:style-name="codesection"><text:span text:style-name="T2"><text:s text:c="4"/></text:span><text:span text:style-name="T1">int</text:span><text:span text:style-name="T2"> </text:span><text:span text:style-name="T6">writeOnly</text:span>;</text:p>
      <text:p text:style-name="codesection">};</text:p>
      <text:p text:style-name="P5">مشخص کردن دسترسی‌ها به این صورت خیلی مهم است، چرا که خیلی از اعضا‌ی داده‌ای باید مخفی باشند. خیلی نادر است که همه‌ی اعضا‌ی داده‌ای نیاز به getter و setter داشته باشد. هنوز راضی کننده <text:soft-page-break/>نیست؟ پس نیاز داریم که قوی‌ترین دلیلمون رو بیاریم: کپسوله‌سازی. اگر شما دسترسی به داده‌ها را از طریق محاسبات انجام بدهید، بعدا می‌تونید داده‌ها را محاسبات جایگزین‌کنید.</text:p>
      <text:p text:style-name="P5">به طور مثال، فرض کنید که در حال نوشتن یک برنامه هستید که یک ابزار هوشمند در حال رصد سرعت ماشین‌های عبوری است. وقتی که یک ماشین عبور می‌کند، سرعتش محاسبه شده و مقدارش به مجموعه‌ای که الان داریم اضافه می‌شود.</text:p>
      <text:p text:style-name="codesection"><text:span text:style-name="T1">class</text:span><text:span text:style-name="T2"> </text:span><text:span text:style-name="T3">SpeedDataCollection</text:span></text:p>
      <text:p text:style-name="codesection">{</text:p>
      <text:p text:style-name="codesection"><text:span text:style-name="T1">public</text:span>:</text:p>
      <text:p text:style-name="codesection"><text:span text:style-name="T2"><text:s text:c="4"/></text:span><text:span text:style-name="T1">void</text:span><text:span text:style-name="T2"> </text:span><text:span text:style-name="T4">addValue</text:span>(<text:span text:style-name="T1">int</text:span><text:span text:style-name="T2"> </text:span><text:span text:style-name="T7">speed</text:span>);<text:span text:style-name="T2"> <text:s text:c="3"/></text:span><text:span text:style-name="T5">//add</text:span><text:span text:style-name="T2"> </text:span><text:span text:style-name="T5">a</text:span><text:span text:style-name="T2"> </text:span><text:span text:style-name="T5">new</text:span><text:span text:style-name="T2"> </text:span><text:span text:style-name="T5">value</text:span></text:p>
      <text:p text:style-name="codesection"><text:s text:c="4"/></text:p>
      <text:p text:style-name="codesection"><text:span text:style-name="T2"><text:s text:c="4"/></text:span><text:span text:style-name="T1">double</text:span><text:span text:style-name="T2"> </text:span><text:span text:style-name="T4">averageSoFar</text:span>()<text:span text:style-name="T2"> </text:span><text:span text:style-name="T1">const</text:span>;<text:span text:style-name="T2"> <text:s text:c="2"/></text:span><text:span text:style-name="T5">//return</text:span><text:span text:style-name="T2"> </text:span><text:span text:style-name="T5">average</text:span><text:span text:style-name="T2"> </text:span><text:span text:style-name="T5">speed</text:span></text:p>
      <text:p text:style-name="codesection">};</text:p>
      <text:p text:style-name="P5">حال پیاده‌سازی تابع عضو averageSoFar را ببینید. یک روش برای پیاده‌سازی آن است که یک عضو داده‌ای داشته باشیم که میانگین تمام ماشین‌های عبوری تا آن لحظه را جمع‌آوری کرده باشد. وقتی که averageSoFar فراخوانی می‌شود، تنها آن مقدار از داده‌ی عضو را برگرداند. یک رویکرد متفاوت این است که هر موقع averageSoFar فراخوانی می‌شود، نتیجه در داخل آن محاسبه شده.</text:p>
      <text:p text:style-name="P6">رویکرد اول(یعنی نگه‌داری average ها) منجر به بزرگ شدن کلاس SpeedDataCollection می‌شود، چرا که باید برای اعضا‌ی داده‌ای جا رزرو کند که سرعت میانگین در آن قرار بگیرد. اگر چه، averageSoFar می‌تواند خیلی موثر‌تر طراحی شود. در واقع آن یک تابع iniline (آیتم ۳۰ را ببینید)است که مقدار average را برمیگرداند. در مقابل، محاسبه‌ی هر باره‌ی average ممکن است اجرای کد را کند‌تر کند، اما شیء کلاس SpeedDataCollection کوچکتر خواهد شد.</text:p>
      <text:p text:style-name="P6">چه کسی می‌تواند بگوید کدام یکی بهتر است؟ روی یک سیستمی که حافظه محدود است(مثلا یک سیستم امبدد)، و روی سیستمی که سرعت میانگین خیلی کم درخواست می‌شود، محاسبه‌ی میانگین در هر بار بهتر است. ولی در سیستمی که میانگین دایما مورد نیاز است، و حافظه‌ اصلا مهم نیست، نگه داشتن این سرعت‌ها در حافظه گزینه‌ی مناسب‌تری است. نکته‌ی مهم این است که دسترسی به average توسط تابع عضو(یعنی کپسوله‌سازی)، باعث می‌شود بتوانید به راحتی بین این دو پیاده‌سازی جابه‌جا شوید. و مشتری می‌تواند، نهایتا، کد را دوباره کامپایل کند(حتی این را هم می‌توانیم با استفاده از تکنیکی که در آیتم ۳۱ میگوییم مرتفع کنیم.)</text:p>
      <text:p text:style-name="P7">مخفی کردن داده‌های عضو پشت اینترفیس توابعی می‌تواند انعطاف‌پذیری زیادی را به ما بدهد. به طور مثال، این باعث می‌شود که اشیاء دیگر متوجه شوند که اعضا‌ی داده‌ای خوانده و یا نوشته می‌شوند، که <text:soft-page-break/>برای سنکرون کردن پروسه‌های مولتی ترد و … کاربرد دارد. برنامه‌نویس‌هایی که از زبانی مثل Delphi و یا #C به زبان ++C می‌آیند چنین قابلیتی را تحت عنوان properties می‌شناسند.</text:p>
      <text:p text:style-name="P7">دلیل استفاده از کپسوله‌سازی خیلی مهم‌تر از چیزی است که در نگاه اول به نظر میرسد. اگر شما داده‌تان را از مشتری‌ها مخفی کنید(یعنی آن‌ها را کپسوله کنید)، می‌توانید اطمینان داشته باشید که گونه‌های مختلف کلاس همیشه قابل نگه‌داری است، چرا که تنها توابع عضو می‌تواند روی آن‌ها تاثیر بگذارد. به علاوه، شما حق این که پیاده‌سازی خودتان را بعدا تغییر بدهید را نیز نگه داشته‌اید. اگر شما چنین تصمیماتی را مخفی نکنید، با این وجود که شما صاحب سورس کد هستید، توانایی شما برای تغییر چیزی به صورت public خیلی محدود شده است. چرا که کد خیلی از مشتری‌ها در این حالت خراب خواهد شد. Public یعنی کپسوله نشده، و به صورت عملی، کپسوله نشده مشابه غیر‌قابل تغییر است، مخصوصا برای کلاس‌هایی که به صورت گسترده استفاده می‌شود. </text:p>
      <text:p text:style-name="P7">همین بحث در مورد داده‌های protected نیز مشابه است. ولی در مورد کپسوله‌سازی چی؟ آیا متغیرهای protected بیشتر از نوع public کپسوله‌شده نیستند؟ پاسخ این سوال نه است!!!</text:p>
      <text:p text:style-name="P7">آیتم ۲۳ نشان میدهد که چیزی که کپسوله شده یک رابطه‌ی معکوس با مقدارکدی <text:span text:style-name="T9">دارد که در صورت تغییر دادن خراب می‌شود.</text:span> بنابراین کپسوله‌سازی یک داده‌ی عضو، یک رابطه‌ی معکوس با میزان کدی دارد که در صورت تغییر داده‌ی عضو خراب می‌شود. </text:p>
      <text:p text:style-name="P8">در نظر بگیرید که ما یک عضو داده‌ی public داریم، و آن را حذف کرده‌ایم. چه میزان از کد خراب می‌شود؟ همه‌ی کد مشتری که از آن استفاده می‌کند ممکن است خراب شده باشد. بنابراین داده‌ی عضو public کاملا کپسوله نشده می‌باشد. فرض کنید که یک داده‌ی عضو protected داریم و آن را حذف می‌کنیم چه میزان از کد خراب می‌شود؟ همه‌ی کلاس‌های مشتق شدده که از آن استفاده می‌کنند، که در این صورت هم مقدار زیادی کد خراب می‌شود.</text:p>
      <text:p text:style-name="P8">بنابراین داده‌ی عضو protected نیز به میزان متغیر public، کپسوله نشده می‌باشد. چرا که در هر دو حالت، اگر متغیر عضو تغییر کند، یک میزان زیادی کد از مشتری خراب می‌شود.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31:17.133436534</dc:date>
    <meta:editing-duration>PT15H15M53S</meta:editing-duration>
    <meta:editing-cycles>111</meta:editing-cycles>
    <meta:generator>LibreOffice/6.0.2.1$Linux_X86_64 LibreOffice_project/00m0$Build-1</meta:generator>
    <meta:document-statistic meta:table-count="0" meta:image-count="0" meta:object-count="0" meta:page-count="3" meta:paragraph-count="36" meta:word-count="1000" meta:character-count="5534" meta:non-whitespace-character-count="4472"/>
  </office:meta>
</office:document-meta>
</file>